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43.06pt" svg:y="14.88pt">
            <draw:object draw:notify-on-update-of-ranges="Sheet1.A1:Sheet1.A30 Sheet1.B1:Sheet1.B30 Sheet1.D1:Sheet1.D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437.84pt" svg:y="316.97pt">
            <draw:object draw:notify-on-update-of-ranges="Sheet1.F1:Sheet1.F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80989" calcext:value-type="float">
            <text:p>0.480989</text:p>
          </table:table-cell>
          <table:table-cell office:value-type="float" office:value="0.019011" calcext:value-type="float">
            <text:p>0.019011</text:p>
          </table:table-cell>
          <table:table-cell office:value-type="float" office:value="0.558471" calcext:value-type="float">
            <text:p>0.558471</text:p>
          </table:table-cell>
          <table:table-cell office:value-type="float" office:value="0.058471" calcext:value-type="float">
            <text:p>0.058471</text:p>
          </table:table-cell>
          <table:table-cell office:value-type="float" office:value="0.034429" calcext:value-type="float">
            <text:p>0.03442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50958" calcext:value-type="float">
            <text:p>0.550958</text:p>
          </table:table-cell>
          <table:table-cell office:value-type="float" office:value="0.050958" calcext:value-type="float">
            <text:p>0.050958</text:p>
          </table:table-cell>
          <table:table-cell office:value-type="float" office:value="0.557979" calcext:value-type="float">
            <text:p>0.557979</text:p>
          </table:table-cell>
          <table:table-cell office:value-type="float" office:value="0.057979" calcext:value-type="float">
            <text:p>0.057979</text:p>
          </table:table-cell>
          <table:table-cell office:value-type="float" office:value="0.065495" calcext:value-type="float">
            <text:p>0.06549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53719" calcext:value-type="float">
            <text:p>0.553719</text:p>
          </table:table-cell>
          <table:table-cell office:value-type="float" office:value="0.053719" calcext:value-type="float">
            <text:p>0.053719</text:p>
          </table:table-cell>
          <table:table-cell office:value-type="float" office:value="0.557588" calcext:value-type="float">
            <text:p>0.557588</text:p>
          </table:table-cell>
          <table:table-cell office:value-type="float" office:value="0.057588" calcext:value-type="float">
            <text:p>0.057588</text:p>
          </table:table-cell>
          <table:table-cell office:value-type="float" office:value="0.09186" calcext:value-type="float">
            <text:p>0.0918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74097" calcext:value-type="float">
            <text:p>0.574097</text:p>
          </table:table-cell>
          <table:table-cell office:value-type="float" office:value="0.074097" calcext:value-type="float">
            <text:p>0.074097</text:p>
          </table:table-cell>
          <table:table-cell office:value-type="float" office:value="0.559455" calcext:value-type="float">
            <text:p>0.559455</text:p>
          </table:table-cell>
          <table:table-cell office:value-type="float" office:value="0.059455" calcext:value-type="float">
            <text:p>0.059455</text:p>
          </table:table-cell>
          <table:table-cell office:value-type="float" office:value="0.113095" calcext:value-type="float">
            <text:p>0.11309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45559" calcext:value-type="float">
            <text:p>0.445559</text:p>
          </table:table-cell>
          <table:table-cell office:value-type="float" office:value="0.054441" calcext:value-type="float">
            <text:p>0.054441</text:p>
          </table:table-cell>
          <table:table-cell office:value-type="float" office:value="0.544706" calcext:value-type="float">
            <text:p>0.544706</text:p>
          </table:table-cell>
          <table:table-cell office:value-type="float" office:value="0.044706" calcext:value-type="float">
            <text:p>0.044706</text:p>
          </table:table-cell>
          <table:table-cell office:value-type="float" office:value="0.129489" calcext:value-type="float">
            <text:p>0.12948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7034" calcext:value-type="float">
            <text:p>0.47034</text:p>
          </table:table-cell>
          <table:table-cell office:value-type="float" office:value="0.02966" calcext:value-type="float">
            <text:p>0.02966</text:p>
          </table:table-cell>
          <table:table-cell office:value-type="float" office:value="0.534166" calcext:value-type="float">
            <text:p>0.534166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141738" calcext:value-type="float">
            <text:p>0.14173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48281" calcext:value-type="float">
            <text:p>0.548281</text:p>
          </table:table-cell>
          <table:table-cell office:value-type="float" office:value="0.048281" calcext:value-type="float">
            <text:p>0.048281</text:p>
          </table:table-cell>
          <table:table-cell office:value-type="float" office:value="0.536293" calcext:value-type="float">
            <text:p>0.536293</text:p>
          </table:table-cell>
          <table:table-cell office:value-type="float" office:value="0.036293" calcext:value-type="float">
            <text:p>0.036293</text:p>
          </table:table-cell>
          <table:table-cell office:value-type="float" office:value="0.150667" calcext:value-type="float">
            <text:p>0.15066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59999" calcext:value-type="float">
            <text:p>0.459999</text:p>
          </table:table-cell>
          <table:table-cell office:value-type="float" office:value="0.040001" calcext:value-type="float">
            <text:p>0.040001</text:p>
          </table:table-cell>
          <table:table-cell office:value-type="float" office:value="0.52431" calcext:value-type="float">
            <text:p>0.52431</text:p>
          </table:table-cell>
          <table:table-cell office:value-type="float" office:value="0.02431" calcext:value-type="float">
            <text:p>0.02431</text:p>
          </table:table-cell>
          <table:table-cell office:value-type="float" office:value="0.15706" calcext:value-type="float">
            <text:p>0.1570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09715" calcext:value-type="float">
            <text:p>0.509715</text:p>
          </table:table-cell>
          <table:table-cell office:value-type="float" office:value="0.009715" calcext:value-type="float">
            <text:p>0.009715</text:p>
          </table:table-cell>
          <table:table-cell office:value-type="float" office:value="0.521952" calcext:value-type="float">
            <text:p>0.521952</text:p>
          </table:table-cell>
          <table:table-cell office:value-type="float" office:value="0.021952" calcext:value-type="float">
            <text:p>0.021952</text:p>
          </table:table-cell>
          <table:table-cell office:value-type="float" office:value="0.161577" calcext:value-type="float">
            <text:p>0.16157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5931" calcext:value-type="float">
            <text:p>0.495931</text:p>
          </table:table-cell>
          <table:table-cell office:value-type="float" office:value="0.004069" calcext:value-type="float">
            <text:p>0.004069</text:p>
          </table:table-cell>
          <table:table-cell office:value-type="float" office:value="0.517665" calcext:value-type="float">
            <text:p>0.517665</text:p>
          </table:table-cell>
          <table:table-cell office:value-type="float" office:value="0.017665" calcext:value-type="float">
            <text:p>0.017665</text:p>
          </table:table-cell>
          <table:table-cell office:value-type="float" office:value="0.164741" calcext:value-type="float">
            <text:p>0.16474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23197" calcext:value-type="float">
            <text:p>0.523197</text:p>
          </table:table-cell>
          <table:table-cell office:value-type="float" office:value="0.023197" calcext:value-type="float">
            <text:p>0.023197</text:p>
          </table:table-cell>
          <table:table-cell office:value-type="float" office:value="0.518589" calcext:value-type="float">
            <text:p>0.518589</text:p>
          </table:table-cell>
          <table:table-cell office:value-type="float" office:value="0.018589" calcext:value-type="float">
            <text:p>0.018589</text:p>
          </table:table-cell>
          <table:table-cell office:value-type="float" office:value="0.166943" calcext:value-type="float">
            <text:p>0.16694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75661" calcext:value-type="float">
            <text:p>0.475661</text:p>
          </table:table-cell>
          <table:table-cell office:value-type="float" office:value="0.024339" calcext:value-type="float">
            <text:p>0.024339</text:p>
          </table:table-cell>
          <table:table-cell office:value-type="float" office:value="0.511357" calcext:value-type="float">
            <text:p>0.511357</text:p>
          </table:table-cell>
          <table:table-cell office:value-type="float" office:value="0.011357" calcext:value-type="float">
            <text:p>0.011357</text:p>
          </table:table-cell>
          <table:table-cell office:value-type="float" office:value="0.168468" calcext:value-type="float">
            <text:p>0.16846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02412" calcext:value-type="float">
            <text:p>0.502412</text:p>
          </table:table-cell>
          <table:table-cell office:value-type="float" office:value="0.002412" calcext:value-type="float">
            <text:p>0.002412</text:p>
          </table:table-cell>
          <table:table-cell office:value-type="float" office:value="0.50984" calcext:value-type="float">
            <text:p>0.50984</text:p>
          </table:table-cell>
          <table:table-cell office:value-type="float" office:value="0.00984" calcext:value-type="float">
            <text:p>0.00984</text:p>
          </table:table-cell>
          <table:table-cell office:value-type="float" office:value="0.169521" calcext:value-type="float">
            <text:p>0.16952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81401" calcext:value-type="float">
            <text:p>0.581401</text:p>
          </table:table-cell>
          <table:table-cell office:value-type="float" office:value="0.081401" calcext:value-type="float">
            <text:p>0.081401</text:p>
          </table:table-cell>
          <table:table-cell office:value-type="float" office:value="0.522023" calcext:value-type="float">
            <text:p>0.522023</text:p>
          </table:table-cell>
          <table:table-cell office:value-type="float" office:value="0.022023" calcext:value-type="float">
            <text:p>0.022023</text:p>
          </table:table-cell>
          <table:table-cell office:value-type="float" office:value="0.170247" calcext:value-type="float">
            <text:p>0.17024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74915" calcext:value-type="float">
            <text:p>0.574915</text:p>
          </table:table-cell>
          <table:table-cell office:value-type="float" office:value="0.074915" calcext:value-type="float">
            <text:p>0.074915</text:p>
          </table:table-cell>
          <table:table-cell office:value-type="float" office:value="0.531054" calcext:value-type="float">
            <text:p>0.531054</text:p>
          </table:table-cell>
          <table:table-cell office:value-type="float" office:value="0.031054" calcext:value-type="float">
            <text:p>0.031054</text:p>
          </table:table-cell>
          <table:table-cell office:value-type="float" office:value="0.170746" calcext:value-type="float">
            <text:p>0.17074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24428" calcext:value-type="float">
            <text:p>0.524428</text:p>
          </table:table-cell>
          <table:table-cell office:value-type="float" office:value="0.024428" calcext:value-type="float">
            <text:p>0.024428</text:p>
          </table:table-cell>
          <table:table-cell office:value-type="float" office:value="0.529921" calcext:value-type="float">
            <text:p>0.529921</text:p>
          </table:table-cell>
          <table:table-cell office:value-type="float" office:value="0.029921" calcext:value-type="float">
            <text:p>0.029921</text:p>
          </table:table-cell>
          <table:table-cell office:value-type="float" office:value="0.171089" calcext:value-type="float">
            <text:p>0.17108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39113" calcext:value-type="float">
            <text:p>0.539113</text:p>
          </table:table-cell>
          <table:table-cell office:value-type="float" office:value="0.039113" calcext:value-type="float">
            <text:p>0.039113</text:p>
          </table:table-cell>
          <table:table-cell office:value-type="float" office:value="0.531496" calcext:value-type="float">
            <text:p>0.531496</text:p>
          </table:table-cell>
          <table:table-cell office:value-type="float" office:value="0.031496" calcext:value-type="float">
            <text:p>0.031496</text:p>
          </table:table-cell>
          <table:table-cell office:value-type="float" office:value="0.171325" calcext:value-type="float">
            <text:p>0.1713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35488" calcext:value-type="float">
            <text:p>0.435488</text:p>
          </table:table-cell>
          <table:table-cell office:value-type="float" office:value="0.064512" calcext:value-type="float">
            <text:p>0.064512</text:p>
          </table:table-cell>
          <table:table-cell office:value-type="float" office:value="0.515032" calcext:value-type="float">
            <text:p>0.515032</text:p>
          </table:table-cell>
          <table:table-cell office:value-type="float" office:value="0.015032" calcext:value-type="float">
            <text:p>0.015032</text:p>
          </table:table-cell>
          <table:table-cell office:value-type="float" office:value="0.171487" calcext:value-type="float">
            <text:p>0.17148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19254" calcext:value-type="float">
            <text:p>0.519254</text:p>
          </table:table-cell>
          <table:table-cell office:value-type="float" office:value="0.019254" calcext:value-type="float">
            <text:p>0.019254</text:p>
          </table:table-cell>
          <table:table-cell office:value-type="float" office:value="0.515756" calcext:value-type="float">
            <text:p>0.515756</text:p>
          </table:table-cell>
          <table:table-cell office:value-type="float" office:value="0.015756" calcext:value-type="float">
            <text:p>0.015756</text:p>
          </table:table-cell>
          <table:table-cell office:value-type="float" office:value="0.171598" calcext:value-type="float">
            <text:p>0.17159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12934" calcext:value-type="float">
            <text:p>0.412934</text:p>
          </table:table-cell>
          <table:table-cell office:value-type="float" office:value="0.087066" calcext:value-type="float">
            <text:p>0.087066</text:p>
          </table:table-cell>
          <table:table-cell office:value-type="float" office:value="0.498104" calcext:value-type="float">
            <text:p>0.498104</text:p>
          </table:table-cell>
          <table:table-cell office:value-type="float" office:value="0.001896" calcext:value-type="float">
            <text:p>0.001896</text:p>
          </table:table-cell>
          <table:table-cell office:value-type="float" office:value="0.171674" calcext:value-type="float">
            <text:p>0.17167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5372" calcext:value-type="float">
            <text:p>0.45372</text:p>
          </table:table-cell>
          <table:table-cell office:value-type="float" office:value="0.04628" calcext:value-type="float">
            <text:p>0.04628</text:p>
          </table:table-cell>
          <table:table-cell office:value-type="float" office:value="0.490482" calcext:value-type="float">
            <text:p>0.490482</text:p>
          </table:table-cell>
          <table:table-cell office:value-type="float" office:value="0.009518" calcext:value-type="float">
            <text:p>0.009518</text:p>
          </table:table-cell>
          <table:table-cell office:value-type="float" office:value="0.171726" calcext:value-type="float">
            <text:p>0.17172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34702" calcext:value-type="float">
            <text:p>0.434702</text:p>
          </table:table-cell>
          <table:table-cell office:value-type="float" office:value="0.065298" calcext:value-type="float">
            <text:p>0.065298</text:p>
          </table:table-cell>
          <table:table-cell office:value-type="float" office:value="0.480901" calcext:value-type="float">
            <text:p>0.480901</text:p>
          </table:table-cell>
          <table:table-cell office:value-type="float" office:value="0.019099" calcext:value-type="float">
            <text:p>0.019099</text:p>
          </table:table-cell>
          <table:table-cell office:value-type="float" office:value="0.171762" calcext:value-type="float">
            <text:p>0.17176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54752" calcext:value-type="float">
            <text:p>0.554752</text:p>
          </table:table-cell>
          <table:table-cell office:value-type="float" office:value="0.054752" calcext:value-type="float">
            <text:p>0.054752</text:p>
          </table:table-cell>
          <table:table-cell office:value-type="float" office:value="0.493588" calcext:value-type="float">
            <text:p>0.493588</text:p>
          </table:table-cell>
          <table:table-cell office:value-type="float" office:value="0.006412" calcext:value-type="float">
            <text:p>0.006412</text:p>
          </table:table-cell>
          <table:table-cell office:value-type="float" office:value="0.171787" calcext:value-type="float">
            <text:p>0.17178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38202" calcext:value-type="float">
            <text:p>0.438202</text:p>
          </table:table-cell>
          <table:table-cell office:value-type="float" office:value="0.061798" calcext:value-type="float">
            <text:p>0.061798</text:p>
          </table:table-cell>
          <table:table-cell office:value-type="float" office:value="0.484072" calcext:value-type="float">
            <text:p>0.484072</text:p>
          </table:table-cell>
          <table:table-cell office:value-type="float" office:value="0.015928" calcext:value-type="float">
            <text:p>0.015928</text:p>
          </table:table-cell>
          <table:table-cell office:value-type="float" office:value="0.171804" calcext:value-type="float">
            <text:p>0.17180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8217" calcext:value-type="float">
            <text:p>0.48217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483746" calcext:value-type="float">
            <text:p>0.483746</text:p>
          </table:table-cell>
          <table:table-cell office:value-type="float" office:value="0.016254" calcext:value-type="float">
            <text:p>0.016254</text:p>
          </table:table-cell>
          <table:table-cell office:value-type="float" office:value="0.171815" calcext:value-type="float">
            <text:p>0.17181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33362" calcext:value-type="float">
            <text:p>0.433362</text:p>
          </table:table-cell>
          <table:table-cell office:value-type="float" office:value="0.066638" calcext:value-type="float">
            <text:p>0.066638</text:p>
          </table:table-cell>
          <table:table-cell office:value-type="float" office:value="0.475089" calcext:value-type="float">
            <text:p>0.475089</text:p>
          </table:table-cell>
          <table:table-cell office:value-type="float" office:value="0.024911" calcext:value-type="float">
            <text:p>0.024911</text:p>
          </table:table-cell>
          <table:table-cell office:value-type="float" office:value="0.171823" calcext:value-type="float">
            <text:p>0.17182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29586" calcext:value-type="float">
            <text:p>0.429586</text:p>
          </table:table-cell>
          <table:table-cell office:value-type="float" office:value="0.070414" calcext:value-type="float">
            <text:p>0.070414</text:p>
          </table:table-cell>
          <table:table-cell office:value-type="float" office:value="0.46727" calcext:value-type="float">
            <text:p>0.46727</text:p>
          </table:table-cell>
          <table:table-cell office:value-type="float" office:value="0.03273" calcext:value-type="float">
            <text:p>0.03273</text:p>
          </table:table-cell>
          <table:table-cell office:value-type="float" office:value="0.171829" calcext:value-type="float">
            <text:p>0.17182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89806" calcext:value-type="float">
            <text:p>0.589806</text:p>
          </table:table-cell>
          <table:table-cell office:value-type="float" office:value="0.089806" calcext:value-type="float">
            <text:p>0.089806</text:p>
          </table:table-cell>
          <table:table-cell office:value-type="float" office:value="0.488326" calcext:value-type="float">
            <text:p>0.488326</text:p>
          </table:table-cell>
          <table:table-cell office:value-type="float" office:value="0.011674" calcext:value-type="float">
            <text:p>0.011674</text:p>
          </table:table-cell>
          <table:table-cell office:value-type="float" office:value="0.171832" calcext:value-type="float">
            <text:p>0.17183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49286" calcext:value-type="float">
            <text:p>0.449286</text:p>
          </table:table-cell>
          <table:table-cell office:value-type="float" office:value="0.050714" calcext:value-type="float">
            <text:p>0.050714</text:p>
          </table:table-cell>
          <table:table-cell office:value-type="float" office:value="0.481617" calcext:value-type="float">
            <text:p>0.481617</text:p>
          </table:table-cell>
          <table:table-cell office:value-type="float" office:value="0.018383" calcext:value-type="float">
            <text:p>0.018383</text:p>
          </table:table-cell>
          <table:table-cell office:value-type="float" office:value="0.171835" calcext:value-type="float">
            <text:p>0.17183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02328" calcext:value-type="float">
            <text:p>0.502328</text:p>
          </table:table-cell>
          <table:table-cell office:value-type="float" office:value="0.002328" calcext:value-type="float">
            <text:p>0.002328</text:p>
          </table:table-cell>
          <table:table-cell office:value-type="float" office:value="0.485176" calcext:value-type="float">
            <text:p>0.485176</text:p>
          </table:table-cell>
          <table:table-cell office:value-type="float" office:value="0.014824" calcext:value-type="float">
            <text:p>0.014824</text:p>
          </table:table-cell>
          <table:table-cell office:value-type="float" office:value="0.171837" calcext:value-type="float">
            <text:p>0.1718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2:56:12.496922147</meta:creation-date>
    <dc:date>2019-01-13T13:03:42.580544403</dc:date>
    <meta:editing-duration>PT7M30S</meta:editing-duration>
    <meta:editing-cycles>3</meta:editing-cycles>
    <meta:generator>LibreOffice/6.0.7.3$Linux_X86_64 LibreOffice_project/00m0$Build-3</meta:generator>
    <meta:document-statistic meta:table-count="1" meta:cell-count="1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94cm" svg:y="0.316cm" chart:style-name="ch2">
          <text:p>Kalman FIlter</text:p>
        </chart:title>
        <chart:legend chart:legend-position="end" svg:x="12.777cm" svg:y="3.703cm" style:legend-expansion="high" chart:style-name="ch3"/>
        <chart:plot-area chart:style-name="ch4" table:cell-range-address="Sheet1.A1:Sheet1.B30 Sheet1.D1:Sheet1.D30" chart:data-source-has-labels="row" svg:x="0.32cm" svg:y="1.275cm" svg:width="12.137cm" svg:height="7.545cm">
          <chartooo:coordinate-region svg:x="1.047cm" svg:y="1.475cm" svg:width="11.223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30" loext:label-string="z_real" chart:class="chart:line">
            <chart:data-point chart:repeated="30"/>
          </chart:series>
          <chart:series chart:style-name="ch8" chart:values-cell-range-address="Sheet1.B1:Sheet1.B30" loext:label-string="z_measured" chart:class="chart:line">
            <chart:data-point chart:repeated="30"/>
          </chart:series>
          <chart:series chart:style-name="ch9" chart:values-cell-range-address="Sheet1.D1:Sheet1.D30" loext:label-string="x_est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_real</text:p>
              </table:table-cell>
              <table:table-cell office:value-type="string">
                <text:p>z_measured</text:p>
              </table:table-cell>
              <table:table-cell office:value-type="string">
                <text:p>x_e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1:Sheet1.A30</svg:desc>
                </draw:g>
              </table:table-cell>
              <table:table-cell office:value-type="float" office:value="0.480989">
                <text:p>0.480989</text:p>
                <draw:g>
                  <svg:desc>Sheet1.B1:Sheet1.B30</svg:desc>
                </draw:g>
              </table:table-cell>
              <table:table-cell office:value-type="float" office:value="0.558471">
                <text:p>0.558471</text:p>
                <draw:g>
                  <svg:desc>Sheet1.D1:Sheet1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550958">
                <text:p>0.550958</text:p>
              </table:table-cell>
              <table:table-cell office:value-type="float" office:value="0.557979">
                <text:p>0.557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553719">
                <text:p>0.553719</text:p>
              </table:table-cell>
              <table:table-cell office:value-type="float" office:value="0.557588">
                <text:p>0.557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574097">
                <text:p>0.574097</text:p>
              </table:table-cell>
              <table:table-cell office:value-type="float" office:value="0.559455">
                <text:p>0.559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445559">
                <text:p>0.445559</text:p>
              </table:table-cell>
              <table:table-cell office:value-type="float" office:value="0.544706">
                <text:p>0.544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47034">
                <text:p>0.47034</text:p>
              </table:table-cell>
              <table:table-cell office:value-type="float" office:value="0.534166">
                <text:p>0.534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548281">
                <text:p>0.548281</text:p>
              </table:table-cell>
              <table:table-cell office:value-type="float" office:value="0.536293">
                <text:p>0.5362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459999">
                <text:p>0.459999</text:p>
              </table:table-cell>
              <table:table-cell office:value-type="float" office:value="0.52431">
                <text:p>0.524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509715">
                <text:p>0.509715</text:p>
              </table:table-cell>
              <table:table-cell office:value-type="float" office:value="0.521952">
                <text:p>0.521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495931">
                <text:p>0.495931</text:p>
              </table:table-cell>
              <table:table-cell office:value-type="float" office:value="0.517665">
                <text:p>0.5176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523197">
                <text:p>0.523197</text:p>
              </table:table-cell>
              <table:table-cell office:value-type="float" office:value="0.518589">
                <text:p>0.5185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0.475661">
                <text:p>0.475661</text:p>
              </table:table-cell>
              <table:table-cell office:value-type="float" office:value="0.511357">
                <text:p>0.5113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">
                <text:p>0.5</text:p>
              </table:table-cell>
              <table:table-cell office:value-type="float" office:value="0.502412">
                <text:p>0.502412</text:p>
              </table:table-cell>
              <table:table-cell office:value-type="float" office:value="0.50984">
                <text:p>0.50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0.581401">
                <text:p>0.581401</text:p>
              </table:table-cell>
              <table:table-cell office:value-type="float" office:value="0.522023">
                <text:p>0.5220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574915">
                <text:p>0.574915</text:p>
              </table:table-cell>
              <table:table-cell office:value-type="float" office:value="0.531054">
                <text:p>0.531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524428">
                <text:p>0.524428</text:p>
              </table:table-cell>
              <table:table-cell office:value-type="float" office:value="0.529921">
                <text:p>0.5299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539113">
                <text:p>0.539113</text:p>
              </table:table-cell>
              <table:table-cell office:value-type="float" office:value="0.531496">
                <text:p>0.5314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0.435488">
                <text:p>0.435488</text:p>
              </table:table-cell>
              <table:table-cell office:value-type="float" office:value="0.515032">
                <text:p>0.5150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0.519254">
                <text:p>0.519254</text:p>
              </table:table-cell>
              <table:table-cell office:value-type="float" office:value="0.515756">
                <text:p>0.515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0.412934">
                <text:p>0.412934</text:p>
              </table:table-cell>
              <table:table-cell office:value-type="float" office:value="0.498104">
                <text:p>0.4981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.45372">
                <text:p>0.45372</text:p>
              </table:table-cell>
              <table:table-cell office:value-type="float" office:value="0.490482">
                <text:p>0.4904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0.434702">
                <text:p>0.434702</text:p>
              </table:table-cell>
              <table:table-cell office:value-type="float" office:value="0.480901">
                <text:p>0.4809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">
                <text:p>0.5</text:p>
              </table:table-cell>
              <table:table-cell office:value-type="float" office:value="0.554752">
                <text:p>0.554752</text:p>
              </table:table-cell>
              <table:table-cell office:value-type="float" office:value="0.493588">
                <text:p>0.4935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">
                <text:p>0.5</text:p>
              </table:table-cell>
              <table:table-cell office:value-type="float" office:value="0.438202">
                <text:p>0.438202</text:p>
              </table:table-cell>
              <table:table-cell office:value-type="float" office:value="0.484072">
                <text:p>0.484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  <table:table-cell office:value-type="float" office:value="0.48217">
                <text:p>0.48217</text:p>
              </table:table-cell>
              <table:table-cell office:value-type="float" office:value="0.483746">
                <text:p>0.483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433362">
                <text:p>0.433362</text:p>
              </table:table-cell>
              <table:table-cell office:value-type="float" office:value="0.475089">
                <text:p>0.4750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">
                <text:p>0.5</text:p>
              </table:table-cell>
              <table:table-cell office:value-type="float" office:value="0.429586">
                <text:p>0.429586</text:p>
              </table:table-cell>
              <table:table-cell office:value-type="float" office:value="0.46727">
                <text:p>0.467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">
                <text:p>0.5</text:p>
              </table:table-cell>
              <table:table-cell office:value-type="float" office:value="0.589806">
                <text:p>0.589806</text:p>
              </table:table-cell>
              <table:table-cell office:value-type="float" office:value="0.488326">
                <text:p>0.4883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">
                <text:p>0.5</text:p>
              </table:table-cell>
              <table:table-cell office:value-type="float" office:value="0.449286">
                <text:p>0.449286</text:p>
              </table:table-cell>
              <table:table-cell office:value-type="float" office:value="0.481617">
                <text:p>0.4816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0.502328">
                <text:p>0.502328</text:p>
              </table:table-cell>
              <table:table-cell office:value-type="float" office:value="0.485176">
                <text:p>0.485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328cm" svg:y="0.316cm" chart:style-name="ch2">
          <text:p>Kalman gain (K)</text:p>
        </chart:title>
        <chart:legend chart:legend-position="end" svg:x="14.469cm" svg:y="4.204cm" style:legend-expansion="high" chart:style-name="ch3"/>
        <chart:plot-area chart:style-name="ch4" table:cell-range-address="Sheet1.F1:Sheet1.F30" chart:data-source-has-labels="row" svg:x="0.319cm" svg:y="1.275cm" svg:width="13.831cm" svg:height="7.551cm">
          <chartooo:coordinate-region svg:x="1.231cm" svg:y="1.474cm" svg:width="12.732cm" svg:height="6.7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F1:Sheet1.F30" loext:label-string="k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4429">
                <text:p>0.034429</text:p>
                <draw:g>
                  <svg:desc>Sheet1.F1:Sheet1.F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5495">
                <text:p>0.065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186">
                <text:p>0.09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3095">
                <text:p>0.113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9489">
                <text:p>0.129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1738">
                <text:p>0.141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667">
                <text:p>0.150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706">
                <text:p>0.15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1577">
                <text:p>0.161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4741">
                <text:p>0.1647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6943">
                <text:p>0.1669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8468">
                <text:p>0.168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9521">
                <text:p>0.1695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0247">
                <text:p>0.170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0746">
                <text:p>0.1707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1089">
                <text:p>0.1710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1325">
                <text:p>0.171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1487">
                <text:p>0.1714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1598">
                <text:p>0.1715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1674">
                <text:p>0.1716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1726">
                <text:p>0.1717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1762">
                <text:p>0.1717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1787">
                <text:p>0.1717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1804">
                <text:p>0.1718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1815">
                <text:p>0.1718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1823">
                <text:p>0.1718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1829">
                <text:p>0.1718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71832">
                <text:p>0.1718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71835">
                <text:p>0.1718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1837">
                <text:p>0.1718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